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style:font-size-asian="11pt"/>
    </style:style>
    <style:style style:name="T1" style:family="text">
      <style:text-properties style:font-name="Segoe Print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Write C# program to find HCF and LCM of two numbers</text:span></text:p>
      <text:p text:style-name="P4"/>
      <text:p text:style-name="P3"><text:span text:style-name="T1">2. Write a C# program to create a function to input a string and count number of words are present <text:s/>in the string , then <text:s/>print them separately</text:span></text:p>
      <text:p text:style-name="P4"/>
      <text:p text:style-name="P3"><text:span text:style-name="T1">3. write a C# program to find out if <text:s/>a given word is present in given line , if yes then find out its occurrence</text:span></text:p>
      <text:p text:style-name="P4"/>
      <text:p text:style-name="P3"><text:span text:style-name="T1">4 . write a c# program to find out from the given angle values whether a geometrical shape <text:s/>can be formed or not . if yes then what type of shape it is</text:span></text:p>
      <text:p text:style-name="P4"/>
      <text:p text:style-name="P3"><text:span text:style-name="T1">5. Write a C# program that would takes a string and replaces each letter with its appropriate next position in the alphabet. "a" is <text:s/>"b" is <text:s/>"c" , etc, etc.</text:span></text:p>
      <text:p text:style-name="P4"/>
      <text:p text:style-name="P3"><text:span text:style-name="T1">6. Write a C# program to Print Binary <text:s/>and Hexadecimal Equivalent of an Integer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0:13:02.783000000</meta:creation-date>
    <dc:date>2021-09-22T10:14:59.524000000</dc:date>
    <meta:editing-duration>PT2M2S</meta:editing-duration>
    <meta:editing-cycles>1</meta:editing-cycles>
    <meta:document-statistic meta:table-count="0" meta:image-count="0" meta:object-count="0" meta:page-count="1" meta:paragraph-count="6" meta:word-count="142" meta:character-count="696" meta:non-whitespace-character-count="553"/>
    <meta:generator>LibreOffice/7.1.1.2$Windows_X86_64 LibreOffice_project/fe0b08f4af1bacafe4c7ecc87ce55bb426164676</meta:generator>
  </office:meta>
</office:document-meta>
</file>